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03c7c" officeooo:paragraph-rsid="00103c7c" style:font-name-asian="Nimbus Mono L" style:font-size-asian="10pt" style:font-name-complex="Liberation Mono" style:font-size-complex="10pt"/>
    </style:style>
    <style:style style:name="P3" style:family="paragraph" style:parent-style-name="Preformatted_20_Text">
      <style:text-properties officeooo:rsid="00103c7c" officeooo:paragraph-rsid="00103c7c"/>
    </style:style>
    <style:style style:name="P4" style:family="paragraph" style:parent-style-name="Preformatted_20_Text">
      <style:text-properties style:font-name="Liberation Mono" fo:font-size="10pt" officeooo:rsid="00103c7c" officeooo:paragraph-rsid="00103c7c" style:font-name-asian="Nimbus Mono L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22. ( <text:s/>1) xx # nonetheless</text:p>
            <text:p text:style-name="P3"><text:s text:c="3"/>52. ( <text:s/>1) 3T # variety</text:p>
            <text:p text:style-name="P3"><text:s text:c="3"/>71. ( <text:s/>1) 3T # confine</text:p>
            <text:p text:style-name="P3"><text:s text:c="3"/>74. ( <text:s/>1) xT # facilities</text:p>
            <text:p text:style-name="P4">glean</text:p>
          </table:table-cell>
          <table:table-cell table:style-name="Table1.B1" office:value-type="string">
            <text:p text:style-name="P2">22. (1) хх # тем не менее</text:p>
            <text:p text:style-name="P2">    52. (1) 3T # сорт</text:p>
            <text:p text:style-name="P2">    71. (1) 3T # ограничение</text:p>
            <text:p text:style-name="P2">    74. (1) xT # услуги</text:p>
            <text:p text:style-name="P2">подобрать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16:43:55.298928672</dc:date>
    <meta:editing-duration>PT34S</meta:editing-duration>
    <meta:editing-cycles>1</meta:editing-cycles>
    <meta:document-statistic meta:table-count="1" meta:image-count="0" meta:object-count="0" meta:page-count="1" meta:paragraph-count="10" meta:word-count="48" meta:character-count="215" meta:non-whitespace-character-count="152"/>
    <meta:generator>LibreOffice/5.1.6.2$Linux_X86_64 LibreOffice_project/10m0$Build-2</meta:generator>
  </office:meta>
</office:document-meta>
</file>